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556000003007B1900B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2.629cm"/>
    </style:style>
    <style:style style:name="pr2" style:family="presentation" style:parent-style-name="DNA-outline1">
      <style:graphic-properties fo:min-height="8.885cm"/>
    </style:style>
    <style:style style:name="pr3" style:family="presentation" style:parent-style-name="DNA-notes">
      <style:graphic-properties draw:fill-color="#ffffff" draw:auto-grow-height="true" fo:min-height="13.364cm"/>
    </style:style>
    <style:style style:name="co1" style:family="table-column">
      <style:table-column-properties style:column-width="6.516cm" style:use-optimal-column-width="false"/>
    </style:style>
    <style:style style:name="co2" style:family="table-column">
      <style:table-column-properties style:column-width="6.515cm" style:use-optimal-column-width="false"/>
    </style:style>
    <style:style style:name="ro1" style:family="table-row">
      <style:table-row-properties style:row-height="1.718cm"/>
    </style:style>
    <style:style style:name="ro2" style:family="table-row">
      <style:table-row-properties style:row-height="1.721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frame presentation:style-name="pr1" draw:layer="layout" svg:width="22.041cm" svg:height="2.629cm" svg:x="4.558cm" svg:y="0.628cm" presentation:class="title" presentation:user-transformed="true">
          <draw:text-box>
            <text:p>Android Application Framework</text:p>
          </draw:text-box>
        </draw:frame>
        <draw:frame presentation:style-name="pr2" draw:layer="layout" svg:width="21.481cm" svg:height="9.135cm" svg:x="4.558cm" svg:y="3.685cm" presentation:class="outline" presentation:user-transformed="true">
          <draw:text-box>
            <text:list text:style-name="L2">
              <text:list-header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 text:c="2"/><text:tab/>S.Kumaravel</text:p>
                                        <text:list>
                                          <text:list-header>
                                            <text:p>1201FOSS0023</text:p>
                                          </text:list-header>
                                        </text:list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p text:style-name="P1"><text:span text:style-name="T1">Guide : Mr. Sanjeev Kumar Shaini</text:span></text:p>
            <text:p/>
          </draw:text-box>
        </draw:frame>
        <presentation:notes draw:style-name="dp2">
          <draw:page-thumbnail draw:style-name="gr1" draw:layer="layout" svg:width="19.747cm" svg:height="11.136cm" svg:x="0.626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">
        <office:forms form:automatic-focus="false" form:apply-design-mode="false"/>
        <draw:frame presentation:style-name="pr1" draw:layer="layout" svg:width="22.041cm" svg:height="2.629cm" svg:x="4.558cm" svg:y="0.628cm" presentation:class="title" presentation:user-transformed="true">
          <draw:text-box>
            <text:p>Problem Definition</text:p>
          </draw:text-box>
        </draw:frame>
        <draw:frame presentation:style-name="pr2" draw:layer="layout" svg:width="21.481cm" svg:height="9.135cm" svg:x="4.558cm" svg:y="3.685cm" presentation:class="outline" presentation:user-transformed="true">
          <draw:text-box>
            <text:list text:style-name="L2">
              <text:list-item>
                <text:p>Creating Android Application UI will take time and requires sound knowledge of Android.</text:p>
                <text:p/>
              </text:list-item>
              <text:list-item>
                <text:p>Need to write code for individual field value storage in sqlite database.</text:p>
                <text:p/>
              </text:list-item>
              <text:list-item>
                <text:p>Apk generation through IDE</text:p>
                <text:p/>
                <text:p/>
              </text:list-item>
            </text:list>
            <text:p/>
          </draw:text-box>
        </draw:frame>
        <presentation:notes draw:style-name="dp2">
          <draw:page-thumbnail draw:style-name="gr1" draw:layer="layout" svg:width="19.747cm" svg:height="11.136cm" svg:x="0.62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1">
        <office:forms form:automatic-focus="false" form:apply-design-mode="false"/>
        <draw:frame presentation:style-name="pr1" draw:layer="layout" svg:width="22.041cm" svg:height="2.629cm" svg:x="4.558cm" svg:y="0.628cm" presentation:class="title" presentation:user-transformed="true">
          <draw:text-box>
            <text:p>Solutions</text:p>
          </draw:text-box>
        </draw:frame>
        <draw:frame presentation:style-name="pr2" draw:layer="layout" svg:width="21.481cm" svg:height="9.135cm" svg:x="4.558cm" svg:y="3.685cm" presentation:class="outline" presentation:user-transformed="true">
          <draw:text-box>
            <text:list text:style-name="L2">
              <text:list-item>
                <text:p>Web page will be shown to capture what are fields need to create, its data type and size of the field</text:p>
                <text:p/>
              </text:list-item>
              <text:list-item>
                <text:p>Based upon the fields, one Activity.xml will be created with appropriate controls.</text:p>
                <text:p/>
              </text:list-item>
              <text:list-item>
                <text:p>Dynamic table will be created in Sqlite for each field as one column.</text:p>
                <text:p/>
              </text:list-item>
              <text:list-item>
                <text:p>Through Android Build tool, Apk file will be generated and it will be easy to deploy the apk file in any one of android device.</text:p>
                <text:p/>
                <text:p/>
              </text:list-item>
            </text:list>
            <text:p/>
          </draw:text-box>
        </draw:frame>
        <presentation:notes draw:style-name="dp2">
          <draw:page-thumbnail draw:style-name="gr1" draw:layer="layout" svg:width="19.747cm" svg:height="11.136cm" svg:x="0.62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1">
        <office:forms form:automatic-focus="false" form:apply-design-mode="false"/>
        <draw:frame presentation:style-name="pr1" draw:layer="layout" svg:width="22.041cm" svg:height="2.629cm" svg:x="4.558cm" svg:y="0.628cm" presentation:class="title" presentation:user-transformed="true">
          <draw:text-box>
            <text:p>Software to be Used</text:p>
          </draw:text-box>
        </draw:frame>
        <draw:frame presentation:style-name="pr2" draw:layer="layout" svg:width="21.481cm" svg:height="9.135cm" svg:x="4.558cm" svg:y="3.685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  <text:p/>
          </draw:text-box>
        </draw:frame>
        <draw:frame draw:style-name="standard" draw:layer="layout" svg:width="13.03cm" svg:height="6.874cm" svg:x="8.255cm" svg:y="3.86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Software</text:p>
              </table:table-cell>
              <table:table-cell>
                <text:p>Purpose</text:p>
              </table:table-cell>
            </table:table-row>
            <table:table-row table:style-name="ro1" table:default-cell-style-name="ce1">
              <table:table-cell>
                <text:p>PHP</text:p>
              </table:table-cell>
              <table:table-cell>
                <text:p>Web Page to capture <text:s/>user's parameters</text:p>
              </table:table-cell>
            </table:table-row>
            <table:table-row table:style-name="ro1" table:default-cell-style-name="ce1">
              <table:table-cell>
                <text:p>Sqlite</text:p>
              </table:table-cell>
              <table:table-cell>
                <text:p>Database storage and control binding</text:p>
              </table:table-cell>
            </table:table-row>
            <table:table-row table:style-name="ro2" table:default-cell-style-name="ce1">
              <table:table-cell>
                <text:p>Android Tools</text:p>
              </table:table-cell>
              <table:table-cell>
                <text:p>Used for apk file creation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47cm" svg:height="11.136cm" svg:x="0.62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1">
        <office:forms form:automatic-focus="false" form:apply-design-mode="false"/>
        <draw:frame presentation:style-name="pr1" draw:layer="layout" svg:width="22.041cm" svg:height="2.629cm" svg:x="4.558cm" svg:y="0.628cm" presentation:class="title" presentation:user-transformed="true">
          <draw:text-box>
            <text:p>Work done so far</text:p>
          </draw:text-box>
        </draw:frame>
        <draw:frame presentation:style-name="pr2" draw:layer="layout" svg:width="21.481cm" svg:height="9.135cm" svg:x="4.558cm" svg:y="3.685cm" presentation:class="outline" presentation:user-transformed="true">
          <draw:text-box>
            <text:list text:style-name="L2">
              <text:list-item>
                <text:p>Project Design and details document has been completed. </text:p>
              </text:list-item>
              <text:list-item>
                <text:p/>
              </text:list-item>
              <text:list-item>
                <text:p>POC has completed for dynamic Activity.xml through php</text:p>
                <text:p/>
              </text:list-item>
              <text:list-item>
                <text:p>Dynamic table creation in Sqlite database – code part completed.</text:p>
                <text:p/>
                <text:p/>
                <text:p/>
              </text:list-item>
            </text:list>
            <text:p/>
          </draw:text-box>
        </draw:frame>
        <presentation:notes draw:style-name="dp2">
          <draw:page-thumbnail draw:style-name="gr1" draw:layer="layout" svg:width="19.747cm" svg:height="11.136cm" svg:x="0.62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1">
        <office:forms form:automatic-focus="false" form:apply-design-mode="false"/>
        <draw:frame presentation:style-name="pr1" draw:layer="layout" svg:width="22.041cm" svg:height="2.629cm" svg:x="4.558cm" svg:y="0.628cm" presentation:class="title" presentation:user-transformed="true">
          <draw:text-box>
            <text:p>Work in progress</text:p>
          </draw:text-box>
        </draw:frame>
        <draw:frame presentation:style-name="pr2" draw:layer="layout" svg:width="21.481cm" svg:height="9.135cm" svg:x="4.558cm" svg:y="3.685cm" presentation:class="outline" presentation:user-transformed="true">
          <draw:text-box>
            <text:list text:style-name="L2">
              <text:list-item>
                <text:p>Parameters for field in PHP page is in progress. </text:p>
                <text:p/>
              </text:list-item>
              <text:list-item>
                <text:p>Generic Java class creation is in progress.</text:p>
                <text:p/>
              </text:list-item>
              <text:list-item>
                <text:p>Apk file generation through Android build tools.</text:p>
                <text:p/>
                <text:p/>
                <text:p/>
              </text:list-item>
            </text:list>
            <text:p/>
          </draw:text-box>
        </draw:frame>
        <presentation:notes draw:style-name="dp2">
          <draw:page-thumbnail draw:style-name="gr1" draw:layer="layout" svg:width="19.747cm" svg:height="11.136cm" svg:x="0.62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1">
        <office:forms form:automatic-focus="false" form:apply-design-mode="false"/>
        <draw:frame presentation:style-name="pr2" draw:layer="layout" svg:width="21.481cm" svg:height="9.135cm" svg:x="4.558cm" svg:y="3.685cm" presentation:class="outline" presentation:user-transformed="true">
          <draw:text-box>
            <text:list text:style-name="L2">
              <text:list-header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2">Q &amp; A</text:span></text:p>
                                          </text:list-header>
                                        </text:list>
                                        <text:p/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/>
                  </text:list-item>
                </text:list>
                <text:p/>
                <text:p/>
                <text:p/>
              </text:list-header>
            </text:list>
            <text:p/>
          </draw:text-box>
        </draw:frame>
        <presentation:notes draw:style-name="dp2">
          <draw:page-thumbnail draw:style-name="gr1" draw:layer="layout" svg:width="19.747cm" svg:height="11.136cm" svg:x="0.62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1T1">
        <office:forms form:automatic-focus="false" form:apply-design-mode="false"/>
        <draw:frame presentation:style-name="pr2" draw:layer="layout" svg:width="21.481cm" svg:height="9.135cm" svg:x="1.125cm" svg:y="3.819cm" presentation:class="outline" presentation:user-transformed="true">
          <draw:text-box>
            <text:list text:style-name="L2">
              <text:list-header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3">Thank you very much.</text:span></text:p>
                                          </text:list-header>
                                        </text:list>
                                        <text:p/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/>
                  </text:list-item>
                </text:list>
                <text:p/>
                <text:p/>
                <text:p/>
              </text:list-header>
            </text:list>
            <text:p/>
          </draw:text-box>
        </draw:frame>
        <presentation:notes draw:style-name="dp2">
          <draw:page-thumbnail draw:style-name="gr1" draw:layer="layout" svg:width="19.747cm" svg:height="11.136cm" svg:x="0.62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3" draw:layer="backgroundobjects" svg:width="28.016cm" svg:height="15.75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041cm" svg:height="2.629cm" svg:x="4.558cm" svg:y="0.628cm" presentation:class="title" presentation:placeholder="true">
        <draw:text-box/>
      </draw:frame>
      <draw:frame presentation:style-name="DNA-outline1" draw:layer="backgroundobjects" svg:width="21.481cm" svg:height="9.134cm" svg:x="4.558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4" draw:layer="backgroundobjects" svg:width="8.875cm" svg:height="1.085cm" svg:x="11.075cm" svg:y="14.347cm" presentation:class="footer">
        <draw:text-box>
          <text:p text:style-name="MP2"><text:span text:style-name="MT2"><presentation:footer/></text:span></text:p>
        </draw:text-box>
      </draw:frame>
      <draw:frame presentation:style-name="Mpr1" draw:text-style-name="MP2" draw:layer="backgroundobjects" svg:width="6.523cm" svg:height="1.085cm" svg:x="20.075cm" svg:y="14.34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9.747cm" svg:height="11.136cm" svg:x="0.626cm" svg:y="2.257cm" presentation:class="page"/>
        <draw:frame presentation:style-name="DN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3T15:10:47</meta:creation-date>
    <meta:editing-duration>PT45M32S</meta:editing-duration>
    <meta:editing-cycles>15</meta:editing-cycles>
    <meta:generator>LibreOffice/4.1.3.2$Linux_x86 LibreOffice_project/410m0$Build-2</meta:generator>
    <dc:title>DNA</dc:title>
    <meta:initial-creator>kumar </meta:initial-creator>
    <dc:date>2013-11-23T16:15:20</dc:date>
    <dc:creator>kumaravel </dc:creator>
    <meta:document-statistic meta:object-count="53"/>
    <meta:template xlink:type="simple" xlink:actuate="onRequest" xlink:title="DNA" xlink:href="../../../../../../opt/libreoffice4.0/share/template/common/layout/DNA.otp"/>
  </office:meta>
</office:document-meta>
</file>